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4.249cm" style:rel-column-width="16384*"/>
    </style:style>
    <style:style style:name="Tabla1.D" style:family="table-column">
      <style:table-column-properties style:column-width="4.249cm" style:rel-column-width="16383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Text_20_body" style:list-style-name="L1">
      <style:text-properties fo:font-weight="normal" style:font-weight-asian="normal" style:font-weight-complex="normal"/>
    </style:style>
    <style:style style:name="P11" style:family="paragraph" style:parent-style-name="Text_20_body" style:list-style-name="L2">
      <style:text-properties fo:font-weight="normal" style:font-weight-asian="normal" style:font-weight-complex="normal"/>
    </style:style>
    <style:style style:name="P12" style:family="paragraph" style:parent-style-name="Text_20_body" style:list-style-name="L3">
      <style:text-properties fo:font-weight="normal" style:font-weight-asian="normal" style:font-weight-complex="normal"/>
    </style:style>
    <style:style style:name="P13" style:family="paragraph" style:parent-style-name="Text_20_body" style:list-style-name="L4">
      <style:text-properties fo:font-weight="normal" style:font-weight-asian="normal" style:font-weight-complex="normal"/>
    </style:style>
    <style:style style:name="P14" style:family="paragraph" style:parent-style-name="Text_20_body" style:list-style-name="L5">
      <style:text-properties fo:font-weight="normal" style:font-weight-asian="normal" style:font-weight-complex="normal"/>
    </style:style>
    <style:style style:name="P15" style:family="paragraph" style:parent-style-name="Text_20_body" style:list-style-name="L6">
      <style:text-properties fo:font-weight="normal" style:font-weight-asian="normal" style:font-weight-complex="normal"/>
    </style:style>
    <style:style style:name="P16" style:family="paragraph" style:parent-style-name="Text_20_body" style:list-style-name="L7">
      <style:text-properties fo:font-weight="normal" style:font-weight-asian="normal" style:font-weight-complex="normal"/>
    </style:style>
    <style:style style:name="P17" style:family="paragraph" style:parent-style-name="Text_20_body" style:list-style-name="L8">
      <style:text-properties fo:font-weight="normal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19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0" style:family="paragraph" style:parent-style-name="Heading_20_1">
      <style:text-properties fo:font-weight="normal" style:font-weight-asian="normal" style:font-weight-complex="normal"/>
    </style:style>
    <style:style style:name="P21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22" style:family="paragraph" style:parent-style-name="Contents_20_Heading">
      <style:paragraph-properties fo:text-align="center" style:justify-single-word="false"/>
      <style:text-properties fo:font-weight="normal" style:font-weight-asian="normal" style:font-weight-complex="normal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inición del proyecto</text:p>
      <text:p text:style-name="P1">Simulador de circuitos lógicos distribuidos</text:p>
      <text:p text:style-name="Standard"/>
      <text:p text:style-name="Standard"/>
      <text:p text:style-name="P2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Índice de contenido1_Head">
            <text:p text:style-name="Contents_20_Heading">Índice de contenido</text:p>
          </text:index-title>
          <text:p text:style-name="P6">Cronograma<text:tab/>2</text:p>
          <text:p text:style-name="P6">División De Tareas<text:tab/>4</text:p>
          <text:p text:style-name="P6">Reporte De Avance<text:tab/>4</text:p>
          <text:p text:style-name="P6">Conclusión<text:tab/>4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P21" text:outline-level="1">Cronograma</text:h>
      <text:p text:style-name="P9"/>
      <text:p text:style-name="P9"/>
      <text:p text:style-name="P9"/>
      <text:p text:style-name="P5">27 Octubre:</text:p>
      <text:p text:style-name="P3"/>
      <text:list xml:id="list318135615" text:style-name="L1">
        <text:list-item>
          <text:p text:style-name="P10">Pantallas</text:p>
        </text:list-item>
        <text:list-item>
          <text:p text:style-name="P10">Diagrama de clases</text:p>
        </text:list-item>
        <text:list-item>
          <text:p text:style-name="P10">División de tareas</text:p>
        </text:list-item>
      </text:list>
      <text:p text:style-name="P3"/>
      <text:p text:style-name="P5">3 Noviembre:</text:p>
      <text:p text:style-name="P5"/>
      <text:list xml:id="list1886311474" text:style-name="L2">
        <text:list-item>
          <text:p text:style-name="P11">Circuito</text:p>
        </text:list-item>
        <text:list-item>
          <text:p text:style-name="P11">Ventana Principal</text:p>
        </text:list-item>
        <text:list-item>
          <text:p text:style-name="P11">Persistencia</text:p>
        </text:list-item>
        <text:list-item>
          <text:p text:style-name="P11">Socket y Thread</text:p>
          <text:p text:style-name="P11"/>
        </text:list-item>
      </text:list>
      <text:p text:style-name="P5">10 Noviembre:</text:p>
      <text:p text:style-name="P5"/>
      <text:list xml:id="list926198266" text:style-name="L3">
        <text:list-item>
          <text:p text:style-name="P12">Simulación</text:p>
        </text:list-item>
        <text:list-item>
          <text:p text:style-name="P12">Pruebas de persistencia</text:p>
        </text:list-item>
        <text:list-item>
          <text:p text:style-name="P12">Dibujar compuertas</text:p>
        </text:list-item>
      </text:list>
      <text:p text:style-name="P3"/>
      <text:p text:style-name="P5">17 Noviembre:</text:p>
      <text:p text:style-name="P3"/>
      <text:list xml:id="list900591662" text:style-name="L4">
        <text:list-item>
          <text:p text:style-name="P13">SOAP</text:p>
        </text:list-item>
        <text:list-item>
          <text:p text:style-name="P13">Modelo cliente</text:p>
        </text:list-item>
        <text:list-item>
          <text:p text:style-name="P13">Funcionalidad compuertas (rotar,mover,etc)</text:p>
        </text:list-item>
        <text:list-item>
          <text:p text:style-name="P13">Tabla lógica</text:p>
          <text:p text:style-name="P13"/>
        </text:list-item>
      </text:list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24 Noviembre:</text:p>
      <text:p text:style-name="P3"/>
      <text:list xml:id="list1544108410" text:style-name="L5">
        <text:list-item>
          <text:p text:style-name="P14">Servidor</text:p>
        </text:list-item>
        <text:list-item>
          <text:p text:style-name="P14">Imprimir</text:p>
        </text:list-item>
        <text:list-item>
          <text:p text:style-name="P14">Integración</text:p>
        </text:list-item>
        <text:list-item>
          <text:p text:style-name="P14">Controlador</text:p>
          <text:p text:style-name="P14"/>
        </text:list-item>
      </text:list>
      <text:p text:style-name="P5">1 Diciembre:</text:p>
      <text:p text:style-name="P3"/>
      <text:list xml:id="list328504407" text:style-name="L6">
        <text:list-item>
          <text:p text:style-name="P15">Pruebas</text:p>
        </text:list-item>
        <text:list-item>
          <text:p text:style-name="P15">Preentrega</text:p>
        </text:list-item>
      </text:list>
      <text:p text:style-name="P3"/>
      <text:p text:style-name="P5">8 Diciembre:</text:p>
      <text:p text:style-name="P3"/>
      <text:list xml:id="list936048574" text:style-name="L7">
        <text:list-item>
          <text:p text:style-name="P16">Bugs</text:p>
        </text:list-item>
        <text:list-item>
          <text:p text:style-name="P16">Instalador</text:p>
        </text:list-item>
        <text:list-item>
          <text:p text:style-name="P16">Documentación</text:p>
          <text:p text:style-name="P16"/>
        </text:list-item>
      </text:list>
      <text:p text:style-name="P5">15 Diciembre:</text:p>
      <text:p text:style-name="P3"/>
      <text:list xml:id="list109946255" text:style-name="L8">
        <text:list-item>
          <text:p text:style-name="P17">Entrega Final</text:p>
        </text:list-item>
      </text:list>
      <text:p text:style-name="P3"/>
      <text:p text:style-name="P3"/>
      <text:h text:style-name="P20" text:outline-level="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/text:p>
      <text:p text:style-name="P4"/>
      <text:p text:style-name="P4"/>
      <text:h text:style-name="P21" text:outline-level="1">División De Tareas</text:h>
      <text:p text:style-name="P19"/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7"/>
          </table:table-cell>
          <table:table-cell table:style-name="Tabla1.A1" office:value-type="string">
            <text:p text:style-name="P7">Juan Monetti</text:p>
          </table:table-cell>
          <table:table-cell table:style-name="Tabla1.A1" office:value-type="string">
            <text:p text:style-name="P7">Giovanni Opromolla</text:p>
          </table:table-cell>
          <table:table-cell table:style-name="Tabla1.D1" office:value-type="string">
            <text:p text:style-name="P7">Diego Saez</text:p>
          </table:table-cell>
        </table:table-row>
        <table:table-row>
          <table:table-cell table:style-name="Tabla1.A2" office:value-type="string">
            <text:p text:style-name="P7">Circuito</text:p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D2" office:value-type="string">
            <text:p text:style-name="P7">X</text:p>
          </table:table-cell>
        </table:table-row>
        <table:table-row>
          <table:table-cell table:style-name="Tabla1.A2" office:value-type="string">
            <text:p text:style-name="P7">Vista</text:p>
          </table:table-cell>
          <table:table-cell table:style-name="Tabla1.A2" office:value-type="string">
            <text:p text:style-name="P7">X</text:p>
          </table:table-cell>
          <table:table-cell table:style-name="Tabla1.A2" office:value-type="string">
            <text:p text:style-name="P7"/>
          </table:table-cell>
          <table:table-cell table:style-name="Tabla1.D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7">Persistencia</text:p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>X</text:p>
          </table:table-cell>
          <table:table-cell table:style-name="Tabla1.D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7">Controlador</text:p>
          </table:table-cell>
          <table:table-cell table:style-name="Tabla1.A2" office:value-type="string">
            <text:p text:style-name="P7">X</text:p>
          </table:table-cell>
          <table:table-cell table:style-name="Tabla1.A2" office:value-type="string">
            <text:p text:style-name="P7"/>
          </table:table-cell>
          <table:table-cell table:style-name="Tabla1.D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7">SOAP</text:p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>X</text:p>
          </table:table-cell>
          <table:table-cell table:style-name="Tabla1.D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7">Simulación</text:p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D2" office:value-type="string">
            <text:p text:style-name="P7">X</text:p>
          </table:table-cell>
        </table:table-row>
        <table:table-row>
          <table:table-cell table:style-name="Tabla1.A2" office:value-type="string">
            <text:p text:style-name="P7">Modelo Cliente</text:p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D2" office:value-type="string">
            <text:p text:style-name="P7">X</text:p>
          </table:table-cell>
        </table:table-row>
        <table:table-row>
          <table:table-cell table:style-name="Tabla1.A2" office:value-type="string">
            <text:p text:style-name="P7">Servidor</text:p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>X</text:p>
          </table:table-cell>
          <table:table-cell table:style-name="Tabla1.D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7">Integración</text:p>
          </table:table-cell>
          <table:table-cell table:style-name="Tabla1.A2" office:value-type="string">
            <text:p text:style-name="P7">X</text:p>
          </table:table-cell>
          <table:table-cell table:style-name="Tabla1.A2" office:value-type="string">
            <text:p text:style-name="P7">X</text:p>
          </table:table-cell>
          <table:table-cell table:style-name="Tabla1.D2" office:value-type="string">
            <text:p text:style-name="P7">X</text:p>
          </table:table-cell>
        </table:table-row>
        <table:table-row>
          <table:table-cell table:style-name="Tabla1.A2" office:value-type="string">
            <text:p text:style-name="P7">Documentación</text:p>
          </table:table-cell>
          <table:table-cell table:style-name="Tabla1.A2" office:value-type="string">
            <text:p text:style-name="P7">X</text:p>
          </table:table-cell>
          <table:table-cell table:style-name="Tabla1.A2" office:value-type="string">
            <text:p text:style-name="P7">X</text:p>
          </table:table-cell>
          <table:table-cell table:style-name="Tabla1.D2" office:value-type="string">
            <text:p text:style-name="P7">X</text:p>
          </table:table-cell>
        </table:table-row>
        <table:table-row>
          <table:table-cell table:style-name="Tabla1.A2" office:value-type="string">
            <text:p text:style-name="P7">Pruebas</text:p>
          </table:table-cell>
          <table:table-cell table:style-name="Tabla1.A2" office:value-type="string">
            <text:p text:style-name="P7">X</text:p>
          </table:table-cell>
          <table:table-cell table:style-name="Tabla1.A2" office:value-type="string">
            <text:p text:style-name="P7">X</text:p>
          </table:table-cell>
          <table:table-cell table:style-name="Tabla1.D2" office:value-type="string">
            <text:p text:style-name="P7">X</text:p>
          </table:table-cell>
        </table:table-row>
      </table:table>
      <text:p text:style-name="P18"/>
      <text:p text:style-name="P18"/>
      <text:h text:style-name="P21" text:outline-level="1">Reporte De Avance</text:h>
      <text:p text:style-name="P22"/>
      <text:h text:style-name="P21" text:outline-level="1">Conclusió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0T20:44:20</meta:creation-date>
    <dc:date>2009-12-13T16:12:06</dc:date>
    <meta:editing-duration>PT04H53M48S</meta:editing-duration>
    <meta:editing-cycles>14</meta:editing-cycles>
    <meta:generator>OpenOffice.org/3.0$Unix OpenOffice.org_project/300m15$Build-9379</meta:generator>
    <meta:document-statistic meta:table-count="1" meta:image-count="0" meta:object-count="0" meta:page-count="4" meta:paragraph-count="74" meta:word-count="145" meta:character-count="801"/>
    <meta:user-defined meta:name="Información 1"/>
    <meta:user-defined meta:name="Información 2"/>
    <meta:user-defined meta:name="Información 3"/>
    <meta:user-defined meta:name="Información 4"/>
  </office:meta>
</office:document-meta>
</file>